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436cm"/>
    </style:style>
    <style:style style:name="gr7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8" style:family="graphic" style:parent-style-name="standard">
      <style:graphic-properties draw:fill-color="#ffb515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17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39cm" svg:height="14.5cm" svg:x="4.833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44cm" svg:height="3.315cm" svg:x="7.606cm" svg:y="5.814cm">
          <text:p text:style-name="P2"><text:span text:style-name="T1">Web-</text:span><text:span text:style-name="T1"><text:line-break/></text:span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044cm" svg:height="5.8cm" svg:x="0.5cm" svg:y="4.571cm">
          <text:p text:style-name="P3"><text:span text:style-name="T2">Maschine/</text:span><text:span text:style-name="T2"><text:line-break/></text:span><text:span text:style-name="T2">Heiz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311cm" svg:height="3.314cm" svg:x="7.202cm" svg:y="12.857cm">
          <text:p text:style-name="P5"><text:span text:style-name="T3">Graphisches</text:span><text:span text:style-name="T3"><text:line-break/></text:span><text:span text:style-name="T3">Userinterface</text:span><text:span text:style-name="T3"><text:line-break/></text:span><text:span text:style-name="T3"><text:line-break/></text:span><text:span text:style-name="T3">Touchscree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937cm" svg:height="0.878cm" svg:x="5.101cm" svg:y="3.038cm">
          <draw:text-box>
            <text:p text:style-name="P6"><text:span text:style-name="T4">Luminary LM3S9B96</text:span></text:p>
          </draw:text-box>
        </draw:frame>
        <draw:custom-shape draw:style-name="gr2" draw:text-style-name="P5" draw:layer="layout" svg:width="1.617cm" svg:height="0.828cm" svg:x="7.433cm" svg:y="4.986cm">
          <text:p text:style-name="P5"><text:span text:style-name="T3">Micro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66cm" svg:height="1.243cm" svg:x="10.784cm" svg:y="6.643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99cm" svg:height="7.043cm" svg:x="13.2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311cm" svg:height="3.314cm" svg:x="14.654cm" svg:y="5.4cm">
          <text:p text:style-name="P5"><text:span text:style-name="T3">Graphisches</text:span><text:span text:style-name="T3"><text:line-break/></text:span><text:span text:style-name="T3">Userinterface</text:span><text:span text:style-name="T3"><text:line-break/></text:span><text:span text:style-name="T3"><text:line-break/></text:span><text:span text:style-name="T3">Touchscree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936cm" svg:height="0.878cm" svg:x="13.101cm" svg:y="3cm">
          <draw:text-box>
            <text:p text:style-name="P6"><text:span text:style-name="T4">Luminary LM3S9B96</text:span></text:p>
          </draw:text-box>
        </draw:frame>
        <draw:custom-shape draw:style-name="gr2" draw:text-style-name="P2" draw:id="id1" draw:layer="layout" svg:width="0.867cm" svg:height="1.243cm" svg:x="12.921cm" svg:y="6.643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99cm" svg:height="7.043cm" svg:x="13.21cm" svg:y="9.9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11cm" svg:height="3.314cm" svg:x="14.654cm" svg:y="12.857cm">
          <text:p text:style-name="P5"><text:span text:style-name="T3">Graphisches</text:span><text:span text:style-name="T3"><text:line-break/></text:span><text:span text:style-name="T3">Userinterface</text:span></text:p>
          <text:p text:style-name="P5"><text:span text:style-name="T3">im Web-</text:span><text:span text:style-name="T3"><text:line-break/></text:span><text:span text:style-name="T3">browser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673cm" svg:height="0.878cm" svg:x="13cm" svg:y="11.122cm">
          <draw:text-box>
            <text:p text:style-name="P6"><text:span text:style-name="T4">PC mit Webbrowser</text:span></text:p>
          </draw:text-box>
        </draw:frame>
        <draw:custom-shape draw:style-name="gr2" draw:text-style-name="P2" draw:layer="layout" svg:width="0.867cm" svg:height="1.243cm" svg:x="12.921cm" svg:y="14.1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343cm" svg:y1="7.306cm" svg:x2="12.343cm" svg:y2="14.763cm">
          <text:p/>
        </draw:line>
        <draw:line draw:style-name="gr10" draw:text-style-name="P1" draw:layer="layout" svg:x1="12.343cm" svg:y1="14.763cm" svg:x2="12.921cm" svg:y2="14.763cm">
          <text:p/>
        </draw:line>
        <draw:line draw:style-name="gr11" draw:text-style-name="P7" draw:layer="layout" svg:x1="9.05cm" svg:y1="7.306cm" svg:x2="10.783cm" svg:y2="7.306cm">
          <text:p text:style-name="P1"><text:span text:style-name="T2">HTTP</text:span></text:p>
        </draw:line>
        <draw:line draw:style-name="gr11" draw:text-style-name="P7" draw:layer="layout" svg:x1="4.544cm" svg:y1="7.471cm" svg:x2="6.566cm" svg:y2="7.471cm">
          <text:p text:style-name="P1"><text:span text:style-name="T2">CAN</text:span></text:p>
        </draw:line>
        <draw:line draw:style-name="gr11" draw:text-style-name="P7" draw:layer="layout" svg:x1="8.415cm" svg:y1="9.129cm" svg:x2="8.415cm" svg:y2="12.029cm">
          <text:p text:style-name="P1"><text:span text:style-name="T2">HTTP</text:span></text:p>
        </draw:line>
        <draw:custom-shape draw:style-name="gr2" draw:text-style-name="P2" draw:layer="layout" svg:width="1.271cm" svg:height="3.315cm" svg:x="6.335cm" svg:y="5.814cm">
          <text:p text:style-name="P2"><text:span text:style-name="T1">Com-</text:span><text:span text:style-name="T1"><text:line-break/></text:span><text:span text:style-name="T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1.65cm" svg:y1="7.306cm" svg:x2="12.921cm" svg:y2="7.306cm">
          <text:p text:style-name="P2"><text:span text:style-name="T1">HTTP</text:span></text:p>
        </draw:line>
        <draw:custom-shape draw:style-name="gr2" draw:text-style-name="P1" draw:layer="layout" svg:width="2.311cm" svg:height="0.828cm" svg:x="7.202cm" svg:y="12.029cm">
          <text:p text:style-name="P1">HTTP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311cm" svg:height="0.857cm" svg:x="7.202cm" svg:y="12cm">
          <text:p text:style-name="P5"><text:span text:style-name="T3">HTTP-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" draw:layer="layout" svg:width="2.311cm" svg:height="0.829cm" svg:x="14.654cm" svg:y="4.571cm">
          <text:p text:style-name="P5"><text:span text:style-name="T3">HTTP-Client</text:span></text:p>
          <draw:enhanced-geometry svg:viewBox="0 0 21600 21600" draw:path-stretchpoint-x="10800" draw:path-stretchpoint-y="10800" draw:text-areas="?f3 ?f4 ?f5 ?f6" draw:type="round-rectangle" draw:modifiers="4963.036963036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3.788cm" svg:y1="7.264cm" svg:x2="14.654cm" svg:y2="4.985cm" draw:start-shape="id1" draw:start-glue-point="1" draw:end-shape="id2" draw:end-glue-point="3" svg:d="m13788 7264h505v-1243h-141v-1036h502">
          <text:p/>
        </draw:connector>
        <draw:line draw:style-name="gr10" draw:text-style-name="P1" draw:layer="layout" svg:x1="13.788cm" svg:y1="14.763cm" svg:x2="14.655cm" svg:y2="14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zinger Martin</meta:initial-creator>
    <meta:creation-date>2010-02-10T11:57:07</meta:creation-date>
    <dc:date>2010-03-26T13:07:01</dc:date>
    <meta:editing-duration>PT02H47M53S</meta:editing-duration>
    <meta:editing-cycles>4</meta:editing-cycles>
    <meta:generator>OpenOffice.org/3.2$Unix OpenOffice.org_project/320m12$Build-9483</meta:generator>
    <meta:document-statistic meta:object-count="27"/>
  </office:meta>
</office:document-meta>
</file>